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de</text:p>
      <text:p text:style-name="P2">objet racine dans node : global(window) et process(dom)</text:p>
      <text:p text:style-name="P2">node js est non bloquant ce qui veut dire que les traitements peuvent avoir lieu pendant les requetes asynchrone</text:p>
      <text:p text:style-name="P2"><text:a xlink:type="simple" xlink:href="https://nodejs.org/api/" text:style-name="Internet_20_link" text:visited-style-name="Visited_20_Internet_20_Link">https://nodejs.org/api/</text:a> pour voir les require natifs</text:p>
      <text:p text:style-name="P2"/>
      <text:p text:style-name="P2">fs pour lire écrire des fichiers</text:p>
      <text:p text:style-name="P2"/>
      <text:p text:style-name="P2">en es6 on peut utiliser `hello ${username}`</text:p>
      <text:p text:style-name="P2"/>
      <text:p text:style-name="P2">un require sur nos propres fichiers requiert ./</text:p>
      <text:p text:style-name="P2"/>
      <text:p text:style-name="P2">npm init pour initialiser le fichier package.json</text:p>
      <text:p text:style-name="P2"/>
      <text:p text:style-name="P2">loop de compilation avec nodemon</text:p>
      <text:p text:style-name="P2"/>
      <text:p text:style-name="P2">process.argv contient tout ce qui est passé après le nom du fichier en ligne de commande</text:p>
      <text:p text:style-name="P2">premier arg = chemin vers node</text:p>
      <text:p text:style-name="P2">second arg = chemin vers le fichier lancé</text:p>
      <text:p text:style-name="P2">troisième et suivant, args passés</text:p>
      <text:p text:style-name="P2"/>
      <text:p text:style-name="P2">node bla.js delete --title= « harry potter » =&gt; utiliser yargs pour parser</text:p>
      <text:p text:style-name="P2"/>
      <text:p text:style-name="P2">en es6 {bla:bla} = {bla}</text:p>
      <text:p text:style-name="P2"/>
      <text:p text:style-name="P2">node inspect file</text:p>
      <text:p text:style-name="P2">lance le débuggueur <text:s/>qui exécute le code ligne par ligne</text:p>
      <text:p text:style-name="P2">list(x) pour lire x lignes</text:p>
      <text:p text:style-name="P2">n pour ligne suivante</text:p>
      <text:p text:style-name="P2"/>
      <text:p text:style-name="P2">repl pour mode console standard</text:p>
      <text:p text:style-name="P2">c continue</text:p>
      <text:p text:style-name="P2"/>
      <text:p text:style-name="P2">on peut ajouter debugger dans le code pour ajouter un breakpoint</text:p>
      <text:p text:style-name="P2"/>
      <text:p text:style-name="P2">node –inspect-brk file</text:p>
      <text:p text:style-name="P2">puis</text:p>
      <text:p text:style-name="P2">chrome://inspect -&gt;l'app s'y trouve</text:p>
      <text:p text:style-name="P2"/>
      <text:p text:style-name="P2">puis open dedicated web tools</text:p>
      <text:p text:style-name="P2"/>
      <text:p text:style-name="P2">esc dans source pour avoir la console en plus</text:p>
      <text:p text:style-name="P2"/>
      <text:p text:style-name="P2">arrow function dans un objet</text:p>
      <text:p text:style-name="P2">foo{<text:tab/></text:p>
      <text:p text:style-name="P2"><text:tab/>bar:5</text:p>
      <text:p text:style-name="P2"><text:tab/>func1:()=&gt;{console.log(this.bar) ;}//undefined</text:p>
      <text:p text:style-name="P2"><text:tab/>func2(){console.log(this.bar);}//5</text:p>
      <text:p text:style-name="P2">}</text:p>
      <text:p text:style-name="P2"/>
      <text:p text:style-name="P2">arguments ne marche que dans func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7-31T14:23:12.36</meta:creation-date>
    <dc:date>2018-08-07T12:24:55.79</dc:date>
    <meta:editing-duration>PT8H4M13S</meta:editing-duration>
    <meta:editing-cycles>18</meta:editing-cycles>
    <meta:generator>OpenOffice/4.1.1$Win32 OpenOffice.org_project/411m6$Build-9775</meta:generator>
    <meta:document-statistic meta:table-count="0" meta:image-count="0" meta:object-count="0" meta:page-count="1" meta:paragraph-count="34" meta:word-count="200" meta:character-count="1232"/>
  </office:meta>
</office:document-meta>
</file>